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961cm"/>
    </style:style>
    <style:style style:name="co5" style:family="table-column">
      <style:table-column-properties fo:break-before="auto" style:column-width="5.9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6"/>
        <table:table-column table:style-name="co4" table:default-cell-style-name="ce3"/>
        <table:table-column table:style-name="co3" table:number-columns-repeated="3" table:default-cell-style-name="ce6"/>
        <table:table-column table:style-name="co5" table:default-cell-style-name="ce3"/>
        <table:table-column table:style-name="co6" table:number-columns-repeated="1015" table:default-cell-style-name="ce7"/>
        <table:table-row table:style-name="ro1"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Number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SMD/ TH</text:p>
          </table:table-cell>
          <table:table-cell table:style-name="ce2" office:value-type="string" calcext:value-type="string">
            <text:p>PCB side</text:p>
          </table:table-cell>
          <table:table-cell table:style-name="ce2"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l-Max</text:p>
          </table:table-cell>
          <table:table-cell office:value-type="string" calcext:value-type="string">
            <text:p>111-93-640-41-001000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&amp; Component Sockets 40P LONG SOLDER TAIL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Unusual assemb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chip</text:p>
          </table:table-cell>
          <table:table-cell table:style-name="ce4" office:value-type="string" calcext:value-type="string">
            <text:p>MIC5504-3.3YM5-TR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Voltage Regulators Single 300mA LDO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74LVC257APWR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plexer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SN74LVC245APWR</text:p>
          </table:table-cell>
          <table:table-cell office:value-type="string" calcext:value-type="string">
            <text:p>U4,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transceiver Tri-State Octal Bus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 capacitor 10uF, 10%, 16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3,C4,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amic capacitor 100nF, 10%, 16V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, 100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TING</text:p>
          </table:table-cell>
          <table:table-cell table:style-name="ce5" office:value-type="float" office:value="9181209622" calcext:value-type="float">
            <text:p>9181209622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to ribbon cable connector 20P 2 ROW 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an also be other manufactur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bbon cable, 20 leads, 1,27mm pitch, <text:s/>Length: 13cm</text:p>
          </table:table-cell>
          <table:table-cell table:number-columns-repeated="2"/>
          <table:table-cell office:value-type="string" calcext:value-type="string">
            <text:p>not on PC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bbon cable connector, 20 pins (2x10) female, 2.54mm pitch</text:p>
          </table:table-cell>
          <table:table-cell table:number-columns-repeated="2"/>
          <table:table-cell office:value-type="string" calcext:value-type="string">
            <text:p>not on PCB</text:p>
          </table:table-cell>
          <table:table-cell office:value-type="string" calcext:value-type="string">
            <text:p>gold plated contacts if possible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.00.0000</text:date>, <text:time style:data-style-name="N2" text:time-value="17:04:50.3880564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  <meta:creation-date>2019-08-14T20:46:12.67</meta:creation-date>
    <dc:date>2020-11-21T17:08:00.718448653</dc:date>
    <meta:editing-cycles>16</meta:editing-cycles>
    <meta:editing-duration>PT59M18S</meta:editing-duration>
    <meta:document-statistic meta:table-count="3" meta:cell-count="79" meta:object-count="0"/>
  </office:meta>
</office:document-meta>
</file>